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center" draw:auto-grow-height="true" draw:auto-grow-width="true" fo:min-height="0.319cm" fo:min-width="1.29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072cm"/>
    </style:style>
    <style:style style:name="gr3" style:family="graphic" style:parent-style-name="standard">
      <style:graphic-properties svg:stroke-width="0.028cm" draw:marker-start-width="0.342cm" draw:marker-end-width="0.342cm" draw:fill="solid" draw:fill-color="#ffffff" draw:textarea-horizontal-align="center" draw:textarea-vertical-align="middle" fo:padding-top="0.039cm" fo:padding-bottom="0.039cm" fo:padding-left="0.065cm" fo:padding-right="0.065cm"/>
    </style:style>
    <style:style style:name="gr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5" style:family="graphic" style:parent-style-name="standard">
      <style:graphic-properties svg:stroke-width="0.025cm" svg:stroke-color="#579d1c" draw:marker-start-width="0.337cm" draw:marker-end-width="0.337cm" draw:fill="solid" draw:fill-color="#579d1c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6" style:family="graphic" style:parent-style-name="objectwithoutfill">
      <style:graphic-properties svg:stroke-width="0.051cm" draw:marker-start-width="0.376cm" draw:marker-end-width="0.376cm" draw:fill="none" draw:textarea-horizontal-align="center" fo:padding-top="0.05cm" fo:padding-bottom="0.05cm" fo:padding-left="0.076cm" fo:padding-right="0.076cm"/>
    </style:style>
    <style:style style:name="gr7" style:family="graphic" style:parent-style-name="standard">
      <style:graphic-properties svg:stroke-width="0.025cm" draw:marker-start-width="0.337cm" draw:marker-end-width="0.337cm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fill="solid" draw:fill-color="#ffffff"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9cm"/>
    </style:style>
    <style:style style:name="gr14" style:family="graphic" style:parent-style-name="objectwithoutfill">
      <style:graphic-properties svg:stroke-color="#000000" draw:marker-end="Arrow" draw:marker-end-width="0.254cm" draw:fill="none" draw:textarea-horizontal-align="center"/>
    </style:style>
    <style:style style:name="gr15" style:family="graphic" style:parent-style-name="standard">
      <style:graphic-properties draw:stroke="none" svg:stroke-color="#579d1c" draw:fill="solid" draw:fill-color="#ffffff" draw:textarea-horizontal-align="center" draw:auto-grow-height="true" draw:auto-grow-width="true" fo:min-height="0.319cm" fo:min-width="1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521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438cm"/>
    </style:style>
    <style:style style:name="gr19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377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026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267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597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39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474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2.322cm"/>
    </style:style>
    <style:style style:name="gr2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295cm"/>
    </style:style>
    <style:style style:name="gr29" style:family="graphic" style:parent-style-name="standard">
      <style:graphic-properties draw:textarea-horizontal-align="center"/>
    </style:style>
    <style:style style:name="gr30" style:family="graphic" style:parent-style-name="standard">
      <style:graphic-properties svg:stroke-width="0.051cm" draw:marker-start-width="0.376cm" draw:marker-end-width="0.376cm" draw:textarea-horizontal-align="center" fo:padding-top="0.05cm" fo:padding-bottom="0.05cm" fo:padding-left="0.076cm" fo:padding-right="0.076cm"/>
    </style:style>
    <style:style style:name="gr31" style:family="graphic" style:parent-style-name="standard">
      <style:graphic-properties svg:stroke-width="0.025cm" draw:marker-start-width="0.337cm" draw:marker-end-width="0.337cm" draw:fill="solid" draw:fill-color="#ffd320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32" style:family="graphic" style:parent-style-name="standard">
      <style:graphic-properties draw:stroke="none" svg:stroke-color="#579d1c" draw:fill="solid" draw:fill-color="#ffffff" draw:textarea-horizontal-align="center" draw:auto-grow-height="true" draw:auto-grow-width="true" fo:min-height="0.319cm" fo:min-width="1.378cm"/>
    </style:style>
    <style:style style:name="gr33" style:family="graphic" style:parent-style-name="standard">
      <style:graphic-properties svg:stroke-width="0.025cm" draw:marker-start-width="0.337cm" draw:marker-end-width="0.337cm" draw:fill="solid" draw:fill-color="#579d1c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34" style:family="graphic" style:parent-style-name="objectwithoutfill">
      <style:graphic-properties draw:marker-start="Arrow" draw:marker-start-width="0.254cm" draw:marker-start-center="true" draw:marker-end="" draw:marker-end-width="0.254cm" draw:fill="none" draw:textarea-horizontal-align="center"/>
    </style:style>
    <style:style style:name="P1" style:family="paragraph">
      <style:text-properties fo:font-size="8pt" fo:font-weight="normal" style:font-size-asian="8pt" style:font-weight-asian="normal" style:font-size-complex="8pt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text-properties fo:font-weight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4pt" style:font-size-asian="40pt" style:font-size-complex="40pt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0.369cm" svg:x="17.356cm" svg:y="11.107cm">
          <draw:text-box>
            <text:p><text:span text:style-name="T1">tcpTxFile</text:span></text:p>
          </draw:text-box>
        </draw:frame>
        <draw:frame draw:style-name="gr2" draw:text-style-name="P2" draw:layer="layout" svg:width="2.174cm" svg:height="0.9cm" svg:x="1cm" svg:y="1.014cm">
          <draw:text-box>
            <text:p><text:span text:style-name="T2">TestToe</text:span></text:p>
          </draw:text-box>
        </draw:frame>
        <draw:rect draw:style-name="gr3" draw:text-style-name="P4" draw:layer="layout" svg:width="8.611cm" svg:height="2.769cm" svg:x="6.359cm" svg:y="5.089cm">
          <text:p text:style-name="P3"><text:span text:style-name="T3">TOE</text:span></text:p>
          <text:p text:style-name="P3"><text:span text:style-name="T4"><text:s text:c="5"/></text:span><text:span text:style-name="T4">Device Under Test</text:span></text:p>
        </draw:rect>
        <draw:rect draw:style-name="gr4" draw:text-style-name="P4" draw:layer="layout" svg:width="2.718cm" svg:height="1.3cm" svg:x="1.279cm" svg:y="5.048cm">
          <text:p text:style-name="P3"><text:span text:style-name="T5">pTxMem </text:span></text:p>
        </draw:rect>
        <draw:rect draw:style-name="gr4" draw:text-style-name="P4" draw:layer="layout" svg:width="2.718cm" svg:height="1.249cm" svg:x="1.254cm" svg:y="6.605cm">
          <text:p text:style-name="P3"><text:span text:style-name="T5">pRxMem</text:span></text:p>
        </draw:rect>
        <draw:rect draw:style-name="gr4" draw:text-style-name="P4" xml:id="id5" draw:id="id5" draw:layer="layout" svg:width="4.089cm" svg:height="1.905cm" svg:x="4.327cm" svg:y="9.355cm">
          <text:p text:style-name="P3"><text:span text:style-name="T5">pIPRX</text:span></text:p>
          <text:p text:style-name="P3"><text:span text:style-name="T6"/></text:p>
        </draw:rect>
        <draw:rect draw:style-name="gr4" draw:text-style-name="P4" xml:id="id2" draw:id="id2" draw:layer="layout" svg:width="3.913cm" svg:height="4.115cm" svg:x="12.835cm" svg:y="9.404cm">
          <text:p text:style-name="P3"><text:span text:style-name="T5">pL3MUX</text:span></text:p>
          <text:p text:style-name="P3"><text:span text:style-name="T6"/></text:p>
        </draw:rect>
        <draw:rect draw:style-name="gr4" draw:text-style-name="P4" draw:layer="layout" svg:width="2.736cm" svg:height="1.905cm" svg:x="9.28cm" svg:y="9.382cm">
          <text:p text:style-name="P3"><text:span text:style-name="T5">pCAM</text:span></text:p>
        </draw:rect>
        <draw:custom-shape draw:style-name="gr5" draw:text-style-name="P5" xml:id="id4" draw:id="id4" draw:layer="layout" svg:width="1.016cm" svg:height="1.321cm" svg:x="2.77cm" svg:y="11.8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6" draw:layer="layout" svg:width="0.811cm" svg:height="1.498cm" svg:x="6.919cm" svg:y="11.693cm" svg:viewBox="0 0 812 1499" draw:points="0,1462 0,0 812,0 812,1499 762,1499">
          <text:p/>
        </draw:polyline>
        <draw:custom-shape draw:style-name="gr7" draw:text-style-name="P5" xml:id="id3" draw:id="id3" draw:layer="layout" svg:width="1.016cm" svg:height="1.321cm" svg:x="18.538cm" svg:y="8.9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layer="layout" svg:x1="7.324cm" svg:y1="9.382cm" svg:x2="7.337cm" svg:y2="7.883cm">
            <text:p/>
          </draw:line>
          <draw:rect draw:style-name="gr9" draw:text-style-name="P6" draw:layer="layout" svg:width="0.482cm" svg:height="0.508cm" svg:x="7.096cm" svg:y="8.52cm">
            <text:p><text:span text:style-name="T7">S</text:span></text:p>
          </draw:rect>
        </draw:g>
        <draw:g>
          <draw:line draw:style-name="gr8" draw:layer="layout" svg:x1="13.924cm" svg:y1="7.883cm" svg:x2="13.937cm" svg:y2="9.382cm">
            <text:p/>
          </draw:line>
          <draw:rect draw:style-name="gr9" draw:text-style-name="P6" draw:layer="layout" svg:width="0.482cm" svg:height="0.508cm" svg:x="13.696cm" svg:y="8.221cm">
            <text:p><text:span text:style-name="T7">S</text:span></text:p>
          </draw:rect>
          <draw:frame draw:style-name="gr10" draw:text-style-name="P1" draw:layer="layout" svg:width="2.585cm" svg:height="0.369cm" svg:x="14.238cm" svg:y="8.291cm">
            <draw:text-box>
              <text:p><text:span text:style-name="T1">sTOE_L3mux_Data</text:span></text:p>
            </draw:text-box>
          </draw:frame>
        </draw:g>
        <draw:frame draw:style-name="gr11" draw:text-style-name="P1" draw:layer="layout" svg:width="1.962cm" svg:height="0.369cm" svg:x="14.385cm" svg:y="10.652cm">
          <draw:text-box>
            <text:p><text:span text:style-name="T1">ipTxPacket</text:span></text:p>
          </draw:text-box>
        </draw:frame>
        <draw:ellipse draw:style-name="gr12" draw:text-style-name="P1" xml:id="id1" draw:id="id1" draw:layer="layout" svg:width="2.692cm" svg:height="0.838cm" svg:x="13.571cm" svg:y="12.344cm">
          <text:p><text:span text:style-name="T1">fParseL3MuxPkt</text:span></text:p>
        </draw:ellipse>
        <draw:connector draw:style-name="gr8" draw:layer="layout" draw:line-skew="-0.147cm" svg:x1="13.894cm" svg:y1="11.363cm" svg:x2="14.917cm" svg:y2="12.344cm" draw:end-shape="id1" draw:end-glue-point="0" svg:d="M13894 11363v93h1023v888">
          <text:p/>
        </draw:connector>
        <draw:connector draw:style-name="gr8" draw:layer="layout" svg:x1="16.748cm" svg:y1="11.461cm" svg:x2="19.046cm" svg:y2="10.312cm" draw:start-shape="id2" draw:start-glue-point="1" draw:end-shape="id3" draw:end-glue-point="7" svg:d="M16748 11461h2298v-1149">
          <text:p/>
        </draw:connector>
        <draw:frame draw:style-name="gr13" draw:text-style-name="P1" draw:layer="layout" svg:width="1.992cm" svg:height="0.369cm" svg:x="7.898cm" svg:y="12.252cm">
          <draw:text-box>
            <text:p><text:span text:style-name="T1">ipRxPacketiser</text:span></text:p>
          </draw:text-box>
        </draw:frame>
        <draw:connector draw:style-name="gr14" draw:layer="layout" svg:x1="3.278cm" svg:y1="11.817cm" svg:x2="4.327cm" svg:y2="10.307cm" draw:start-shape="id4" draw:start-glue-point="5" draw:end-shape="id5" draw:end-glue-point="3" svg:d="M3278 11817v-1510h1049">
          <text:p/>
        </draw:connector>
        <draw:frame draw:style-name="gr15" draw:text-style-name="P7" draw:layer="layout" svg:width="1.397cm" svg:height="0.369cm" svg:x="2.562cm" svg:y="11.14cm">
          <draw:text-box>
            <text:p><text:span text:style-name="T8">ipRxFile</text:span></text:p>
          </draw:text-box>
        </draw:frame>
        <draw:g>
          <draw:line draw:style-name="gr8" draw:layer="layout" svg:x1="7.324cm" svg:y1="11.871cm" svg:x2="7.324cm" svg:y2="11.084cm">
            <text:p/>
          </draw:line>
        </draw:g>
        <draw:g>
          <draw:line draw:style-name="gr8" draw:layer="layout" svg:x1="7.324cm" svg:y1="9.383cm" svg:x2="7.337cm" svg:y2="7.884cm">
            <text:p/>
          </draw:line>
          <draw:rect draw:style-name="gr9" draw:text-style-name="P6" draw:layer="layout" svg:width="0.482cm" svg:height="0.508cm" svg:x="7.096cm" svg:y="8.521cm">
            <text:p><text:span text:style-name="T7">S</text:span></text:p>
          </draw:rect>
          <draw:frame draw:style-name="gr16" draw:text-style-name="P1" draw:layer="layout" svg:width="2.242cm" svg:height="0.369cm" svg:x="7.601cm" svg:y="8.555cm">
            <draw:text-box>
              <text:p><text:span text:style-name="T1">sIPTX_Toe_Data</text:span></text:p>
            </draw:text-box>
          </draw:frame>
        </draw:g>
        <draw:connector draw:style-name="gr8" draw:layer="layout" draw:line-skew="0.877cm" svg:x1="13.571cm" svg:y1="12.763cm" svg:x2="7.477cm" svg:y2="12.037cm" draw:start-shape="id1" draw:start-glue-point="3" draw:end-shape="id6" draw:end-glue-point="1" svg:d="M13571 12763h-2157v-726h-3937">
          <text:p/>
        </draw:connector>
        <draw:connector draw:style-name="gr8" draw:layer="layout" svg:x1="6.371cm" svg:y1="11.26cm" svg:x2="7.319cm" svg:y2="12.88cm" draw:start-shape="id5" draw:start-glue-point="2" draw:end-shape="id7" draw:end-glue-point="2" svg:d="M6371 11260v2146h948v-526">
          <text:p/>
        </draw:connector>
        <draw:line draw:style-name="gr8" draw:layer="layout" svg:x1="4.022cm" svg:y1="5.584cm" svg:x2="6.41cm" svg:y2="5.584cm">
          <text:p/>
        </draw:line>
        <draw:line draw:style-name="gr8" draw:layer="layout" svg:x1="6.41cm" svg:y1="5.884cm" svg:x2="4.022cm" svg:y2="5.884cm">
          <text:p/>
        </draw:line>
        <draw:line draw:style-name="gr8" draw:layer="layout" svg:x1="4.022cm" svg:y1="7.084cm" svg:x2="6.41cm" svg:y2="7.084cm">
          <text:p/>
        </draw:line>
        <draw:line draw:style-name="gr8" draw:layer="layout" svg:x1="6.41cm" svg:y1="7.384cm" svg:x2="4.022cm" svg:y2="7.384cm">
          <text:p/>
        </draw:line>
        <draw:line draw:style-name="gr8" draw:layer="layout" svg:x1="10.169cm" svg:y1="7.858cm" svg:x2="10.169cm" svg:y2="9.382cm">
          <text:p/>
        </draw:line>
        <draw:line draw:style-name="gr8" draw:layer="layout" svg:x1="10.855cm" svg:y1="9.382cm" svg:x2="10.84cm" svg:y2="7.858cm">
          <text:p/>
        </draw:line>
        <draw:g>
          <draw:line draw:style-name="gr8" draw:layer="layout" svg:x1="7.096cm" svg:y1="1.99cm" svg:x2="7.121cm" svg:y2="5.114cm">
            <text:p/>
          </draw:line>
          <draw:frame draw:style-name="gr17" draw:text-style-name="P1" draw:layer="layout" svg:width="2.623cm" svg:height="0.369cm" draw:transform="rotate (1.5707963267946) translate (6.752cm 4.708cm)">
            <draw:text-box>
              <text:p><text:span text:style-name="T1">sTRIF_Toe_LsnReq</text:span></text:p>
            </draw:text-box>
          </draw:frame>
          <draw:line draw:style-name="gr8" draw:layer="layout" svg:x1="8.159cm" svg:y1="5.089cm" svg:x2="8.183cm" svg:y2="1.99cm">
            <text:p/>
          </draw:line>
          <draw:line draw:style-name="gr8" draw:layer="layout" svg:x1="8.558cm" svg:y1="1.99cm" svg:x2="8.567cm" svg:y2="5.114cm">
            <text:p/>
          </draw:line>
          <draw:line draw:style-name="gr8" draw:layer="layout" svg:x1="8.948cm" svg:y1="5.089cm" svg:x2="8.955cm" svg:y2="1.99cm">
            <text:p/>
          </draw:line>
          <draw:frame draw:style-name="gr18" draw:text-style-name="P8" draw:layer="layout" svg:width="2.54cm" svg:height="0.369cm" draw:transform="rotate (1.5707963267946) translate (8.578cm 4.93cm)">
            <draw:text-box>
              <text:p text:style-name="P5"><text:span text:style-name="T1">sTOE_Trif_Data</text:span></text:p>
            </draw:text-box>
          </draw:frame>
          <draw:line draw:style-name="gr8" draw:layer="layout" svg:x1="9.412cm" svg:y1="5.09cm" svg:x2="9.419cm" svg:y2="1.991cm">
            <text:p/>
          </draw:line>
          <draw:frame draw:style-name="gr18" draw:text-style-name="P8" draw:layer="layout" svg:width="2.54cm" svg:height="0.369cm" draw:transform="rotate (1.5707963267946) translate (9.042cm 4.931cm)">
            <draw:text-box>
              <text:p text:style-name="P5"><text:span text:style-name="T1">sTOE_Trif_Meta</text:span></text:p>
            </draw:text-box>
          </draw:frame>
          <draw:line draw:style-name="gr19" draw:layer="layout" svg:x1="7.458cm" svg:y1="1.99cm" svg:x2="7.483cm" svg:y2="5.114cm">
            <text:p/>
          </draw:line>
          <draw:frame draw:style-name="gr20" draw:text-style-name="P1" draw:layer="layout" svg:width="2.479cm" svg:height="0.369cm" draw:transform="rotate (1.5707963267946) translate (7.114cm 4.708cm)">
            <draw:text-box>
              <text:p><text:span text:style-name="T1">sTOE_Trif_LsnAck</text:span></text:p>
            </draw:text-box>
          </draw:frame>
          <draw:frame draw:style-name="gr21" draw:text-style-name="P1" draw:layer="layout" svg:width="2.128cm" svg:height="0.369cm" draw:transform="rotate (1.5707963267946) translate (7.814cm 4.708cm)">
            <draw:text-box>
              <text:p><text:span text:style-name="T1">sTOE_Trif_Notif</text:span></text:p>
            </draw:text-box>
          </draw:frame>
          <draw:frame draw:style-name="gr22" draw:text-style-name="P1" draw:layer="layout" svg:width="2.369cm" svg:height="0.369cm" draw:transform="rotate (1.5707963267946) translate (8.252cm 4.581cm)">
            <draw:text-box>
              <text:p><text:span text:style-name="T1">sTRIF_Toe_DReq</text:span></text:p>
            </draw:text-box>
          </draw:frame>
          <draw:line draw:style-name="gr8" draw:layer="layout" svg:x1="10.949cm" svg:y1="1.99cm" svg:x2="10.974cm" svg:y2="5.114cm">
            <text:p/>
          </draw:line>
          <draw:frame draw:style-name="gr23" draw:text-style-name="P1" draw:layer="layout" svg:width="2.699cm" svg:height="0.369cm" draw:transform="rotate (1.5707963267946) translate (10.605cm 4.746cm)">
            <draw:text-box>
              <text:p><text:span text:style-name="T1">sTRIF_Toe_OpnReq</text:span></text:p>
            </draw:text-box>
          </draw:frame>
          <draw:line draw:style-name="gr19" draw:layer="layout" svg:x1="11.311cm" svg:y1="1.99cm" svg:x2="11.336cm" svg:y2="5.114cm">
            <text:p/>
          </draw:line>
          <draw:frame draw:style-name="gr24" draw:text-style-name="P1" draw:layer="layout" svg:width="2.492cm" svg:height="0.369cm" draw:transform="rotate (1.5707963267946) translate (10.967cm 4.714cm)">
            <draw:text-box>
              <text:p><text:span text:style-name="T1">sTOE_Trif_OpnSts</text:span></text:p>
            </draw:text-box>
          </draw:frame>
          <draw:line draw:style-name="gr8" draw:layer="layout" svg:x1="12.002cm" svg:y1="1.99cm" svg:x2="12.027cm" svg:y2="5.114cm">
            <text:p/>
          </draw:line>
          <draw:frame draw:style-name="gr25" draw:text-style-name="P1" draw:layer="layout" svg:width="2.576cm" svg:height="0.369cm" draw:transform="rotate (1.5707963267946) translate (11.658cm 4.685cm)">
            <draw:text-box>
              <text:p><text:span text:style-name="T1">sTRIF_Toe_ClsReq</text:span></text:p>
            </draw:text-box>
          </draw:frame>
          <draw:line draw:style-name="gr19" draw:layer="layout" svg:x1="12.364cm" svg:y1="1.99cm" svg:x2="12.389cm" svg:y2="5.114cm">
            <text:p/>
          </draw:line>
          <draw:frame draw:style-name="gr26" draw:text-style-name="P1" draw:layer="layout" svg:width="2.424cm" svg:height="0.369cm" draw:transform="rotate (1.5707963267946) translate (12.02cm 4.679cm)">
            <draw:text-box>
              <text:p><text:span text:style-name="T1">sTOE_Trif_Cls???</text:span></text:p>
            </draw:text-box>
          </draw:frame>
          <draw:line draw:style-name="gr19" draw:layer="layout" svg:x1="13.212cm" svg:y1="5.09cm" svg:x2="13.219cm" svg:y2="1.991cm">
            <text:p/>
          </draw:line>
          <draw:frame draw:style-name="gr18" draw:text-style-name="P8" draw:layer="layout" svg:width="2.54cm" svg:height="0.369cm" draw:transform="rotate (1.5707963267946) translate (12.842cm 4.93cm)">
            <draw:text-box>
              <text:p text:style-name="P5"><text:span text:style-name="T1">sTRIF_Toe_Data</text:span></text:p>
            </draw:text-box>
          </draw:frame>
          <draw:line draw:style-name="gr19" draw:layer="layout" svg:x1="13.676cm" svg:y1="5.091cm" svg:x2="13.683cm" svg:y2="1.992cm">
            <text:p/>
          </draw:line>
          <draw:frame draw:style-name="gr18" draw:text-style-name="P8" draw:layer="layout" svg:width="2.54cm" svg:height="0.369cm" draw:transform="rotate (1.5707963267946) translate (13.306cm 4.931cm)">
            <draw:text-box>
              <text:p text:style-name="P5"><text:span text:style-name="T1">sTRIF_Toe_Meta</text:span></text:p>
            </draw:text-box>
          </draw:frame>
        </draw:g>
        <draw:custom-shape draw:style-name="gr7" draw:text-style-name="P5" xml:id="id9" draw:id="id9" draw:layer="layout" svg:width="1.016cm" svg:height="1.321cm" svg:x="3.181cm" svg:y="2.6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7" draw:layer="layout" svg:x1="5.623cm" svg:y1="1.635cm" svg:x2="3.689cm" svg:y2="2.603cm" draw:start-shape="id8" draw:start-glue-point="3" draw:end-shape="id9" draw:end-glue-point="5" svg:d="M5623 1635h-1934v968">
          <text:p/>
        </draw:connector>
        <draw:frame draw:style-name="gr28" draw:text-style-name="P1" draw:layer="layout" svg:width="1.397cm" svg:height="0.369cm" svg:x="3.771cm" svg:y="1.228cm">
          <draw:text-box>
            <text:p><text:span text:style-name="T1">appTxFile</text:span></text:p>
          </draw:text-box>
        </draw:frame>
        <draw:g>
          <draw:rect draw:style-name="gr29" draw:layer="layout" svg:width="0.432cm" svg:height="0.228cm" svg:x="13.696cm" svg:y="11.06cm">
            <text:p/>
          </draw:rect>
          <draw:rect draw:style-name="gr29" draw:layer="layout" svg:width="0.432cm" svg:height="0.228cm" svg:x="13.696cm" svg:y="10.86cm">
            <text:p/>
          </draw:rect>
          <draw:rect draw:style-name="gr29" draw:text-style-name="P9" draw:layer="layout" svg:width="0.432cm" svg:height="0.228cm" svg:x="13.696cm" svg:y="10.66cm">
            <text:p/>
          </draw:rect>
          <draw:rect draw:style-name="gr29" draw:layer="layout" svg:width="0.432cm" svg:height="0.228cm" svg:x="13.696cm" svg:y="10.46cm">
            <text:p/>
          </draw:rect>
          <draw:rect draw:style-name="gr29" draw:layer="layout" svg:width="0.432cm" svg:height="0.228cm" svg:x="13.696cm" svg:y="10.26cm">
            <text:p/>
          </draw:rect>
          <draw:rect draw:style-name="gr30" draw:layer="layout" svg:width="0.533cm" svg:height="1.143cm" svg:x="13.649cm" svg:y="10.194cm">
            <text:p/>
          </draw:rect>
        </draw:g>
        <draw:g xml:id="id6" draw:id="id6">
          <draw:rect draw:style-name="gr29" draw:layer="layout" svg:width="0.257cm" svg:height="0.096cm" svg:x="7.188cm" svg:y="12.162cm">
            <text:p/>
          </draw:rect>
          <draw:rect draw:style-name="gr29" draw:layer="layout" svg:width="0.257cm" svg:height="0.097cm" svg:x="7.188cm" svg:y="12.077cm">
            <text:p/>
          </draw:rect>
          <draw:rect draw:style-name="gr29" draw:text-style-name="P9" draw:layer="layout" svg:width="0.257cm" svg:height="0.096cm" svg:x="7.188cm" svg:y="11.993cm">
            <text:p/>
          </draw:rect>
          <draw:rect draw:style-name="gr29" draw:layer="layout" svg:width="0.257cm" svg:height="0.097cm" svg:x="7.188cm" svg:y="11.908cm">
            <text:p/>
          </draw:rect>
          <draw:rect draw:style-name="gr29" draw:layer="layout" svg:width="0.257cm" svg:height="0.096cm" svg:x="7.188cm" svg:y="11.824cm">
            <text:p/>
          </draw:rect>
          <draw:rect draw:style-name="gr30" draw:layer="layout" svg:width="0.316cm" svg:height="0.483cm" svg:x="7.161cm" svg:y="11.796cm">
            <text:p/>
          </draw:rect>
        </draw:g>
        <draw:g xml:id="id7" draw:id="id7">
          <draw:rect draw:style-name="gr29" draw:layer="layout" svg:width="0.257cm" svg:height="0.096cm" svg:x="7.188cm" svg:y="12.763cm">
            <text:p/>
          </draw:rect>
          <draw:rect draw:style-name="gr29" draw:layer="layout" svg:width="0.257cm" svg:height="0.097cm" svg:x="7.188cm" svg:y="12.678cm">
            <text:p/>
          </draw:rect>
          <draw:rect draw:style-name="gr29" draw:text-style-name="P9" draw:layer="layout" svg:width="0.257cm" svg:height="0.096cm" svg:x="7.188cm" svg:y="12.594cm">
            <text:p/>
          </draw:rect>
          <draw:rect draw:style-name="gr29" draw:layer="layout" svg:width="0.257cm" svg:height="0.097cm" svg:x="7.188cm" svg:y="12.509cm">
            <text:p/>
          </draw:rect>
          <draw:rect draw:style-name="gr29" draw:layer="layout" svg:width="0.257cm" svg:height="0.096cm" svg:x="7.188cm" svg:y="12.425cm">
            <text:p/>
          </draw:rect>
          <draw:rect draw:style-name="gr30" draw:layer="layout" svg:width="0.316cm" svg:height="0.483cm" svg:x="7.161cm" svg:y="12.397cm">
            <text:p/>
          </draw:rect>
        </draw:g>
        <draw:custom-shape draw:style-name="gr31" draw:text-style-name="P5" xml:id="id10" draw:id="id10" draw:layer="layout" svg:width="1.016cm" svg:height="1.321cm" svg:x="4.544cm" svg:y="2.5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layer="layout" draw:line-skew="1.887cm" svg:x1="6.371cm" svg:y1="9.355cm" svg:x2="5.052cm" svg:y2="3.912cm" draw:start-shape="id5" draw:start-glue-point="0" draw:end-shape="id10" draw:end-glue-point="7" svg:d="M6371 9355v-835h-1319v-4608">
          <text:p/>
        </draw:connector>
        <draw:frame draw:style-name="gr32" draw:text-style-name="P7" draw:layer="layout" svg:width="1.48cm" svg:height="0.369cm" svg:x="4.447cm" svg:y="4.583cm">
          <draw:text-box>
            <text:p><text:span text:style-name="T8">appTxGold</text:span></text:p>
          </draw:text-box>
        </draw:frame>
        <draw:custom-shape draw:style-name="gr33" draw:text-style-name="P5" xml:id="id11" draw:id="id11" draw:layer="layout" svg:width="1.016cm" svg:height="1.321cm" svg:x="16.282cm" svg:y="2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4" draw:layer="layout" svg:x1="16.138cm" svg:y1="1.635cm" svg:x2="16.79cm" svg:y2="2.81cm" draw:start-shape="id8" draw:end-shape="id11" draw:end-glue-point="5" svg:d="M16138 1635h652v1175">
          <text:p/>
        </draw:connector>
        <draw:frame draw:style-name="gr1" draw:text-style-name="P1" draw:layer="layout" svg:width="1.397cm" svg:height="0.369cm" svg:x="16.494cm" svg:y="1.799cm">
          <draw:text-box>
            <text:p><text:span text:style-name="T1">appRxFile</text:span></text:p>
          </draw:text-box>
        </draw:frame>
        <draw:custom-shape draw:style-name="gr31" draw:text-style-name="P5" xml:id="id13" draw:id="id13" draw:layer="layout" svg:width="1.016cm" svg:height="1.321cm" svg:x="17.224cm" svg:y="8.9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9" xml:id="id12" draw:id="id12" draw:layer="layout" svg:width="0.483cm" svg:height="0.406cm" svg:x="15.071cm" svg:y="1.435cm">
          <text:p/>
        </draw:rect>
        <draw:connector draw:style-name="gr27" draw:layer="layout" svg:x1="15.312cm" svg:y1="1.841cm" svg:x2="17.732cm" svg:y2="8.997cm" draw:start-shape="id12" draw:start-glue-point="2" draw:end-shape="id13" draw:end-glue-point="5" svg:d="M15312 1841v3572h2420v3584">
          <text:p/>
        </draw:connector>
        <draw:rect draw:style-name="gr4" draw:text-style-name="P4" xml:id="id8" draw:id="id8" draw:layer="layout" svg:width="10.515cm" svg:height="0.762cm" svg:x="5.623cm" svg:y="1.254cm">
          <text:p text:style-name="P3"><text:span text:style-name="T5">pTRIF</text:span></text:p>
        </draw:rect>
        <draw:frame draw:style-name="gr32" draw:text-style-name="P7" draw:layer="layout" svg:width="1.48cm" svg:height="0.369cm" svg:x="17.103cm" svg:y="6.715cm">
          <draw:text-box>
            <text:p><text:span text:style-name="T8">tcpTxGo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6H47M12S</meta:editing-duration>
    <meta:editing-cycles>193</meta:editing-cycles>
    <meta:generator>OpenOffice/4.1.3$Win32 OpenOffice.org_project/413m1$Build-9783</meta:generator>
    <dc:date>2018-12-18T19:14:42.71</dc:date>
    <dc:creator>Francois Abel</dc:creator>
    <meta:printed-by>Francois Abel</meta:printed-by>
    <meta:print-date>2018-11-01T20:08:16.68</meta:print-date>
    <meta:document-statistic meta:object-count="99"/>
  </office:meta>
</office:document-meta>
</file>